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fo:color="#000000" officeooo:rsid="0036fa5d" officeooo:paragraph-rsid="00384079"/>
    </style:style>
    <style:style style:name="P2" style:family="paragraph" style:parent-style-name="No_20_Spacing">
      <style:text-properties fo:color="#000000" officeooo:rsid="0038810e" officeooo:paragraph-rsid="0038810e"/>
    </style:style>
    <style:style style:name="P3" style:family="paragraph" style:parent-style-name="No_20_Spacing" style:master-page-name="Standard">
      <style:paragraph-properties style:page-number="auto"/>
      <style:text-properties fo:color="#000000" officeooo:rsid="0036fa5d" officeooo:paragraph-rsid="00384079"/>
    </style:style>
    <style:style style:name="P4" style:family="paragraph" style:parent-style-name="No_20_Spacing">
      <style:text-properties fo:color="#000000" officeooo:rsid="0038810e" officeooo:paragraph-rsid="0038810e"/>
    </style:style>
    <style:style style:name="P5" style:family="paragraph" style:parent-style-name="No_20_Spacing">
      <style:text-properties fo:color="#000000" officeooo:rsid="003b9360" officeooo:paragraph-rsid="003b9360"/>
    </style:style>
    <style:style style:name="P6" style:family="paragraph" style:parent-style-name="No_20_Spacing">
      <style:text-properties fo:color="#000000" officeooo:rsid="003cf407" officeooo:paragraph-rsid="003cf407"/>
    </style:style>
    <style:style style:name="P7" style:family="paragraph" style:parent-style-name="No_20_Spacing">
      <style:text-properties fo:color="#000000" officeooo:rsid="003cf407" officeooo:paragraph-rsid="00408251"/>
    </style:style>
    <style:style style:name="P8" style:family="paragraph" style:parent-style-name="No_20_Spacing">
      <style:text-properties fo:color="#000000" officeooo:rsid="003e5ba9" officeooo:paragraph-rsid="003e5ba9"/>
    </style:style>
    <style:style style:name="P9" style:family="paragraph" style:parent-style-name="No_20_Spacing">
      <style:text-properties fo:color="#000000" officeooo:rsid="003e5ba9" officeooo:paragraph-rsid="00408251"/>
    </style:style>
    <style:style style:name="P10" style:family="paragraph" style:parent-style-name="No_20_Spacing">
      <style:text-properties fo:color="#000000" officeooo:rsid="003f077c" officeooo:paragraph-rsid="003f077c"/>
    </style:style>
    <style:style style:name="T1" style:family="text">
      <style:text-properties fo:color="#000000" officeooo:rsid="003f077c"/>
    </style:style>
    <style:style style:name="T2" style:family="text">
      <style:text-properties officeooo:rsid="003840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dzone.com/articles/elasticsearch-getting-started" text:style-name="Internet_20_link" text:visited-style-name="Visited_20_Internet_20_Link"><text:span text:style-name="T2">https://dzone.com/articles/elasticsearch-getting-started</text:span></text:a></text:p>
      <text:p text:style-name="P1"/>
      <text:p text:style-name="P2"><text:a xlink:type="simple" xlink:href="http://www.elasticsearchtutorial.com/elasticsearch-in-5-minutes.html" text:style-name="Internet_20_link" text:visited-style-name="Visited_20_Internet_20_Link">http://www.elasticsearchtutorial.com/elasticsearch-in-5-minutes.html</text:a></text:p>
      <text:p text:style-name="P2"/>
      <text:p text:style-name="P5"><text:a xlink:type="simple" xlink:href="http://joelabrahamsson.com/elasticsearch-101/" text:style-name="Internet_20_link" text:visited-style-name="Visited_20_Internet_20_Link">http://joelabrahamsson.com/elasticsearch-101/</text:a></text:p>
      <text:p text:style-name="P5"/>
      <text:p text:style-name="P9"><text:a xlink:type="simple" xlink:href="https://www.quora.com/What-are-some-good-ElasticSearch-interview-questions" text:style-name="Internet_20_link" text:visited-style-name="Visited_20_Internet_20_Link">https://www.quora.com/What-are-some-good-ElasticSearch-interview-questions</text:a></text:p>
      <text:p text:style-name="P9"/>
      <text:p text:style-name="P7"><text:a xlink:type="simple" xlink:href="https://mindmajix.com/elasticsearch-interview-questions" text:style-name="Internet_20_link" text:visited-style-name="Visited_20_Internet_20_Link">https://mindmajix.com/elasticsearch-interview-questions</text:a></text:p>
      <text:p text:style-name="P6"/>
      <text:p text:style-name="P10"><text:a xlink:type="simple" xlink:href="http://www.javainuse.com/misc/elasticintvw" text:style-name="Internet_20_link" text:visited-style-name="Visited_20_Internet_20_Link">http://www.javainuse.com/misc/elasticintvw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197</meta:editing-cycles>
    <meta:creation-date>2015-08-07T20:28:00</meta:creation-date>
    <dc:date>2017-04-25T03:33:25.033741047</dc:date>
    <meta:editing-duration>P4DT10H17M9S</meta:editing-duration>
    <meta:generator>LibreOffice/5.1.6.2$Linux_X86_64 LibreOffice_project/10m0$Build-2</meta:generator>
    <meta:document-statistic meta:table-count="0" meta:image-count="0" meta:object-count="0" meta:page-count="1" meta:paragraph-count="6" meta:word-count="6" meta:character-count="340" meta:non-whitespace-character-count="340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